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1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106.49mm"/>
    </style:style>
    <style:style style:name="co5" style:family="table-column">
      <style:table-column-properties fo:break-before="auto" style:column-width="44.64mm"/>
    </style:style>
    <style:style style:name="co6" style:family="table-column">
      <style:table-column-properties fo:break-before="auto" style:column-width="43.06mm"/>
    </style:style>
    <style:style style:name="co7" style:family="table-column">
      <style:table-column-properties fo:break-before="auto" style:column-width="24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47mm" fo:break-before="auto" style:use-optimal-row-height="true"/>
    </style:style>
    <style:style style:name="ro3" style:family="table-row">
      <style:table-row-properties style:row-height="16.53mm" fo:break-before="auto" style:use-optimal-row-height="true"/>
    </style:style>
    <style:style style:name="ro4" style:family="table-row">
      <style:table-row-properties style:row-height="24.25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vertical-align="top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vertical-align="to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top"/>
      <style:text-properties style:font-name="Liberation Sans"/>
    </style:style>
    <style:style style:name="ce11" style:family="table-cell" style:parent-style-name="Default"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ext-properties style:use-window-font-color="true" style:font-name="Liberation Sans" style:font-name-asian="Ubuntu" style:font-size-asian="6.40000009536743pt" style:font-name-complex="Ubuntu" style:font-size-complex="6.40000009536743pt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vertical-align="top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vertical-align="top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style:vertical-align="to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Sans"/>
    </style:style>
    <style:style style:name="ce40" style:family="table-cell" style:parent-style-name="Default">
      <style:table-cell-properties style:vertical-align="top"/>
      <style:text-properties style:font-name="Liberation Sans"/>
    </style:style>
    <style:style style:name="ce41" style:family="table-cell" style:parent-style-name="Default">
      <style:text-properties style:font-name="Liberation Sans" fo:font-weight="bold" style:font-weight-asian="bold" style:font-weight-complex="bold"/>
    </style:style>
    <style:style style:name="ce42" style:family="table-cell" style:parent-style-name="Default">
      <style:text-properties style:use-window-font-color="true" style:font-name="Liberation Sans" style:font-name-asian="Ubuntu" style:font-size-asian="6.40000009536743pt" style:font-name-complex="Ubuntu" style:font-size-complex="6.40000009536743pt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text-position="0% 100%" style:font-name="Liberation Sans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text-position="0% 100%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font-name="Liberation Sans"/>
    </style:style>
    <style:style style:name="T4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-complex="Lohit Devanagari" style:language-asian="zh" style:country-asian="C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Liberation Sans" style:text-overline-style="none" style:text-overline-color="font-color" style:font-name-asian="AR PL SungtiL GB" style:font-relief="none" style:text-emphasize="none" style:font-style-complex="normal" style:font-style-asian="normal" style:font-weight-complex="bold" style:font-weight-asian="bold" style:font-size-complex="10pt" style:font-size-asian="10pt" fo:font-size="10pt"/>
    </style:style>
    <style:style style:name="T45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Liberation Sans" style:text-overline-style="none" style:text-overline-color="font-color" style:font-name-asian="AR PL SungtiL GB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46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Liberation Sans" style:text-overline-style="none" style:text-overline-color="font-color" style:font-name-asian="AR PL SungtiL GB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4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weight-complex="bold" style:font-weight-asian="bold" fo:font-weight="bold"/>
    </style:style>
    <style:style style:name="T49" style:family="text">
      <style:text-properties style:font-weight-asian="normal" style:font-weight-complex="normal" fo:font-weight="normal"/>
    </style:style>
    <style:style style:name="T50" style:family="text">
      <style:text-properties fo:font-weight="bold" style:font-weight-complex="bold" style:font-weight-asian="bold"/>
    </style:style>
    <style:style style:name="T51" style:family="text">
      <style:text-properties style:font-weight-complex="normal" fo:font-weight="normal" style:font-weight-asian="normal"/>
    </style:style>
    <style:style style:name="T52" style:family="text">
      <style:text-properties style:font-weight-asian="bold" style:font-weight-complex="bold" fo:font-weight="bold"/>
    </style:style>
    <style:style style:name="T53" style:family="text">
      <style:text-properties fo:font-weight="normal" style:font-weight-complex="normal" style:font-weight-asian="normal"/>
    </style:style>
    <style:style style:name="T54" style:family="text">
      <style:text-properties style:font-weight-asian="normal" fo:font-weight="normal" style:font-weight-complex="normal"/>
    </style:style>
    <style:style style:name="T55" style:family="text">
      <style:text-properties style:font-weight-asian="bold" fo:font-weight="bold" style:font-weight-complex="bold"/>
    </style:style>
    <style:style style:name="T56" style:family="text">
      <style:text-properties style:font-weight-complex="normal" style:font-weight-asian="normal" fo:font-weight="normal"/>
    </style:style>
    <style:style style:name="T57" style:family="text">
      <style:text-properties style:font-weight-complex="bold" fo:font-weight="bold" style:font-weight-asian="bold"/>
    </style:style>
    <style:style style:name="T58" style:family="text">
      <style:text-properties style:text-overline-style="none" style:text-overline-color="font-color" fo:language="fr" fo:country="FR" fo:font-size="10pt" style:font-name-complex="Lohit Devanagari" style:language-complex="hi" style:country-complex="IN" fo:font-weight="bold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bold" style:font-weight-asian="bold" style:font-size-complex="10pt" style:font-size-asian="10pt" style:font-name-asian="AR PL SungtiL GB" style:language-asian="zh" style:country-asian="CN" style:font-name="Liberation Sans" style:font-relief="none"/>
    </style:style>
    <style:style style:name="T59" style:family="text">
      <style:text-properties style:text-overline-style="none" style:text-overline-color="font-color" fo:language="fr" fo:country="FR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AR PL SungtiL GB" style:language-asian="zh" style:country-asian="CN" style:font-name="Liberation Sans" style:font-relief="none" fo:font-weight="normal" style:font-weight-asian="normal" style:font-weight-complex="normal"/>
    </style:style>
    <style:style style:name="T60" style:family="text">
      <style:text-properties style:text-overline-style="none" style:text-overline-color="font-color" fo:language="fr" fo:country="FR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AR PL SungtiL GB" style:language-asian="zh" style:country-asian="CN" style:font-name="Liberation Sans" style:font-relief="none" fo:font-weight="bold" style:font-weight-asian="bold" style:font-weight-complex="bold"/>
    </style:style>
    <style:style style:name="T61" style:family="text">
      <style:text-properties style:text-overline-style="none" style:text-overline-color="font-color" fo:language="fr" fo:country="FR" fo:font-size="10pt" style:font-name-complex="Lohit Devanagari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asian="AR PL SungtiL GB" style:language-asian="zh" style:country-asian="CN" style:font-name="Liberation Sans" style:font-relief="none"/>
    </style:style>
    <style:style style:name="T6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AR PL SungtiL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AR PL SungtiL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6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AR PL SungtiL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65" style:family="text">
      <style:text-properties style:language-complex="hi" style:country-complex="IN" style:font-name-asian="AR PL SungtiL GB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font-name="Liberation Sans" style:language-asian="zh" style:country-asian="CN"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/>
    </style:style>
    <style:style style:name="T66" style:family="text">
      <style:text-properties style:language-complex="hi" style:country-complex="IN" style:font-name-asian="AR PL SungtiL GB" style:text-underline-style="none" style:text-underline-color="font-color" style:text-line-through-type="none" fo:font-style="normal" style:text-outline="false" fo:text-shadow="none" style:text-line-through-mode="continuous" fo:language="fr" fo:country="FR" style:font-name="Liberation Sans" style:language-asian="zh" style:country-asian="CN"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fo:font-weight="normal" style:font-weight-complex="normal" style:font-weight-asian="normal"/>
    </style:style>
    <style:style style:name="T67" style:family="text">
      <style:text-properties style:language-complex="hi" style:country-complex="IN" style:font-name-asian="AR PL SungtiL GB" style:text-underline-style="none" style:text-underline-color="font-color" style:text-line-through-type="none" fo:font-style="normal" style:text-outline="false" fo:text-shadow="none" style:text-line-through-mode="continuous" fo:language="fr" fo:country="FR" style:font-name="Liberation Sans" style:language-asian="zh" style:country-asian="CN"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weight-asian="bold" fo:font-weight="bold" style:font-weight-complex="bold"/>
    </style:style>
    <style:style style:name="T68" style:family="text">
      <style:text-properties style:language-complex="hi" style:country-complex="IN" style:font-name-asian="AR PL SungtiL GB" style:text-underline-style="none" style:text-underline-color="font-color" style:text-line-through-type="none" fo:font-style="normal" style:text-outline="false" fo:text-shadow="none" style:text-line-through-mode="continuous" fo:language="fr" fo:country="FR" style:font-name="Liberation Sans" style:language-asian="zh" style:country-asian="CN"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69" style:family="text">
      <style:text-properties style:language-complex="hi" style:country-complex="IN" style:font-name-asian="AR PL SungtiL GB" style:text-underline-style="none" style:text-underline-color="font-color" style:text-line-through-type="none" fo:font-style="normal" style:text-outline="false" fo:text-shadow="none" style:text-line-through-mode="continuous" fo:language="fr" fo:country="FR" style:font-name="Liberation Sans" style:language-asian="zh" style:country-asian="CN"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fo:font-weight="bold" style:font-weight-asian="bold" style:font-weight-complex="bold"/>
    </style:style>
    <style:style style:name="T7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AR PL SungtiL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71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Liberation Sans" style:text-overline-style="none" style:text-overline-color="font-color" style:font-name-asian="AR PL SungtiL GB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72" style:family="text">
      <style:text-properties style:font-name-asian="AR PL SungtiL GB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-complex="Lohit Devanagari"/>
    </style:style>
    <style:style style:name="T73" style:family="text">
      <style:text-properties style:font-name-asian="AR PL SungtiL GB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-complex="Lohit Devanagari" style:use-window-font-color="true"/>
    </style:style>
    <style:style style:name="T74" style:family="text">
      <style:text-properties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use-window-font-color="true" style:text-scale="100%" style:text-position="0% 100%" style:letter-kerning="true" fo:letter-spacing="normal" style:font-name-asian="Ubuntu" style:font-name-complex="Ubuntu"/>
    </style:style>
    <style:style style:name="T75" style:family="text">
      <style:text-properties fo:language="fr" fo:country="FR" fo:font-size="10pt" style:language-complex="hi" style:country-complex="IN" style:font-weight-complex="bold" style:language-asian="zh" style:country-asian="CN" style:text-scale="100%" fo:font-weight="bold" style:text-underline-style="none" style:text-underline-color="font-color" style:text-line-through-type="none" style:text-outline="false" fo:text-shadow="none" style:text-position="0% 100%" style:letter-kerning="true" fo:letter-spacing="normal" style:font-name-complex="Lohit Devanagari" style:font-size-asian="10pt" style:font-size-complex="10pt" style:font-weight-asian="bold" style:font-style-asian="normal" style:font-style-complex="normal" style:text-emphasize="none" style:font-relief="none" style:font-name="Liberation Sans" style:text-overline-style="none" style:text-overline-color="font-color" fo:font-style="normal" style:text-line-through-mode="continuous" style:font-name-asian="AR PL SungtiL GB"/>
    </style:style>
    <style:style style:name="T76" style:family="text">
      <style:text-properties fo:language="fr" fo:country="FR" fo:font-size="10pt" style:language-complex="hi" style:country-complex="IN" style:language-asian="zh" style:country-asian="CN" style:text-scale="100%" style:text-underline-style="none" style:text-underline-color="font-color" style:text-line-through-type="none" style:text-outline="false" fo:text-shadow="none" style:text-position="0% 100%" style:letter-kerning="true" fo:letter-spacing="normal" style:font-name-complex="Lohit Devanagari" style:font-size-asian="10pt" style:font-size-complex="10pt" style:font-style-asian="normal" style:font-style-complex="normal" style:text-emphasize="none" style:font-relief="none" style:font-name="Liberation Sans" style:text-overline-style="none" style:text-overline-color="font-color" fo:font-style="normal" style:text-line-through-mode="continuous" style:font-name-asian="AR PL SungtiL GB" style:font-weight-complex="normal" fo:font-weight="normal" style:font-weight-asian="normal"/>
    </style:style>
    <style:style style:name="T77" style:family="text">
      <style:text-properties fo:language="fr" fo:country="FR" fo:font-size="10pt" style:language-complex="hi" style:country-complex="IN" style:language-asian="zh" style:country-asian="CN" style:text-scale="100%" style:text-underline-style="none" style:text-underline-color="font-color" style:text-line-through-type="none" style:text-outline="false" fo:text-shadow="none" style:text-position="0% 100%" style:letter-kerning="true" fo:letter-spacing="normal" style:font-name-complex="Lohit Devanagari" style:font-size-asian="10pt" style:font-size-complex="10pt" style:font-style-asian="normal" style:font-style-complex="normal" style:text-emphasize="none" style:font-relief="none" style:font-name="Liberation Sans" style:text-overline-style="none" style:text-overline-color="font-color" fo:font-style="normal" style:text-line-through-mode="continuous" style:font-name-asian="AR PL SungtiL GB" fo:font-weight="bold" style:font-weight-complex="bold" style:font-weight-asian="bold"/>
    </style:style>
    <style:style style:name="T78" style:family="text">
      <style:text-properties fo:language="fr" fo:country="FR" fo:font-size="10pt" style:language-complex="hi" style:country-complex="IN" style:language-asian="zh" style:country-asian="CN" style:text-scale="100%" style:text-underline-style="none" style:text-underline-color="font-color" style:text-line-through-type="none" style:text-outline="false" fo:text-shadow="none" style:text-position="0% 100%" style:letter-kerning="true" fo:letter-spacing="normal" style:font-style-asian="normal" style:font-style-complex="normal" style:text-emphasize="none" style:font-relief="none" style:text-overline-style="none" style:text-overline-color="font-color" fo:font-style="normal" style:text-line-through-mode="continuous" fo:font-weight="normal" style:font-name-asian="Ubuntu" style:font-name-complex="Ubuntu" style:font-size-asian="6.40000009536743pt" style:font-size-complex="6.40000009536743pt" style:font-weight-asian="normal" style:font-weight-complex="normal"/>
    </style:style>
    <style:style style:name="T79" style:family="text">
      <style:text-properties style:font-name="Liberation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fault grammar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(&lt;decl&gt; ; &lt;decl_list&gt; | <text:span text:style-name="T42">ɛ)</text:span>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 | 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<text:span text:style-name="T2">: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const<text:span text:style-name="T3"> identifier</text:span><text:span text:style-name="T2">:</text:span><text:span text:style-name="T3">&lt;type&gt; =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43">(&lt;function&gt; &lt;function_list&gt; | ɛ)</text:span>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</text:span>&lt;parameter_list&gt;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44">return (</text:span><text:span text:style-name="T45"> &lt;expression&gt; | ɛ </text:span><text:span text:style-name="T46">) ;</text:span></text:p>
            <text:p><text:span text:style-name="T47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Integer<text:span text:style-name="T3"> | </text:span><text:span text:style-name="T2">boolean </text:span><text:span text:style-name="T3">|</text:span><text:span text:style-name="T2"> void</text:span>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43">&lt;nemp_parameter_list&gt; | ɛ</text:span>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:&lt;type&gt; | identifier:&lt;type&gt; <text:span text:style-name="T2">,</text:span><text:span text:style-name="T3"> &lt;nemp_parameter_list&gt;</text:span>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43">(&lt;statement&gt; &lt;statement_block&gt;) | ɛ</text:span>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48">(</text:span><text:span text:style-name="T3"> &lt;arg_list&gt; </text:span><text:span text:style-name="T48">)</text:span><text:span text:style-name="T49"> </text:span><text:span text:style-name="T50">;</text:span><text:span text:style-name="T51"> | </text:span><text:span text:style-name="T52">{</text:span><text:span text:style-name="T53"> &lt;statement_block&gt; </text:span><text:span text:style-name="T2">}</text:span><text:span text:style-name="T54"> | </text:span><text:span text:style-name="T55">if</text:span><text:span text:style-name="T51"> &lt;condition&gt; </text:span><text:span text:style-name="T52">{ </text:span><text:span text:style-name="T56">&lt;statement_block&gt; </text:span><text:span text:style-name="T50">}</text:span><text:span text:style-name="T53"> </text:span><text:span text:style-name="T52">else {</text:span><text:span text:style-name="T56"> &lt;statement_block&gt; </text:span><text:span text:style-name="T48">}</text:span><text:span text:style-name="T51"> | </text:span><text:span text:style-name="T50">while </text:span><text:span text:style-name="T51">&lt;condition&gt; </text:span><text:span text:style-name="T2">{</text:span><text:span text:style-name="T53"> &lt;statement_block&gt; </text:span><text:span text:style-name="T2">}</text:span><text:span text:style-name="T3"> | </text:span><text:span text:style-name="T2">skip ;</text:span>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binary_arith_op&gt; &lt;fragment&gt; | <text:span text:style-name="T52">(</text:span><text:span text:style-name="T3"> &lt;expression&gt; </text:span><text:span text:style-name="T48">)</text:span><text:span text:style-name="T51"> | identifier </text:span><text:span text:style-name="T2">(</text:span><text:span text:style-name="T3"> &lt;arg_list&gt; </text:span><text:span text:style-name="T2">)</text:span><text:span text:style-name="T3"> | &lt;fragment&gt;</text:span>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+<text:span text:style-name="T3"> | </text:span><text:span text:style-name="T2">-</text:span>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| <text:span text:style-name="T52">-</text:span><text:span text:style-name="T3"> identifier | number | </text:span><text:span text:style-name="T48">true</text:span><text:span text:style-name="T3"> | </text:span><text:span text:style-name="T2">false</text:span><text:span text:style-name="T3"> | &lt;expression&gt;</text:span>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~<text:span text:style-name="T49"> &lt;condition&gt; | </text:span><text:span text:style-name="T2">(</text:span><text:span text:style-name="T56"> &lt;condition&gt; </text:span><text:span text:style-name="T57">)</text:span><text:span text:style-name="T49"> | &lt;expression&gt; &lt;comp_op&gt; &lt;expression&gt; | &lt;condition&gt; ( </text:span><text:span text:style-name="T2">||</text:span><text:span text:style-name="T3"> | </text:span><text:span text:style-name="T2">&amp;&amp;</text:span><text:span text:style-name="T3"> ) &lt;condition&gt;</text:span>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3" office:value-type="string" calcext:value-type="string">
            <text:p> <text:span text:style-name="T2">==</text:span> | <text:span text:style-name="T2">!=</text:span> | <text:span text:style-name="T2">&lt;</text:span> | <text:span text:style-name="T2">&lt;=</text:span> | <text:span text:style-name="T2">&gt;</text:span> | <text:span text:style-name="T2">&gt;=</text:span>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43">&lt;nemp_arg_list&gt; | ɛ</text:span>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| identifier <text:span text:style-name="T2">,</text:span><text:span text:style-name="T3"> &lt;nemp_arg_list&gt;</text:span></text:p>
          </table:table-cell>
        </table:table-row>
      </table:table>
      <table:table table:name="remove |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44">return (</text:span><text:span text:style-name="T45"> &lt;expression&gt; </text:span><text:span text:style-name="T46">) ;</text:span></text:p>
            <text:p><text:span text:style-name="T47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58">void</text:span><text:span text:style-name="T59"> identifier </text:span><text:span text:style-name="T60">( </text:span><text:span text:style-name="T59">&lt;parameter_list&gt; </text:span><text:span text:style-name="T60">)</text:span></text:p>
            <text:p><text:span text:style-name="T47">{</text:span></text:p>
            <text:p><text:span text:style-name="T43">&lt;decl_list&gt;</text:span></text:p>
            <text:p><text:span text:style-name="T43">&lt;statement_block&gt;</text:span></text:p>
            <text:p><text:span text:style-name="T44">return (</text:span><text:span text:style-name="T45">  </text:span><text:span text:style-name="T46">) ;</text:span></text:p>
            <text:p><text:span text:style-name="T47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boolean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void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1">identifier </text:span><text:span text:style-name="T60">:</text:span><text:span text:style-name="T59"> &lt;type&gt; </text:span><text:span text:style-name="T60">,</text:span><text:span text:style-name="T59"> &lt;nemp_parameter_list&gt;</text:span>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(</text:span><text:span text:style-name="T3"> &lt;arg_list&gt; </text:span><text:span text:style-name="T2">)</text:span><text:span text:style-name="T3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{</text:span><text:span text:style-name="T63"> &lt;statement_block&gt; </text:span><text:span text:style-name="T64">}</text:span><text:span text:style-name="T63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5">if</text:span><text:span text:style-name="T66"> &lt;condition&gt; </text:span><text:span text:style-name="T67">{ </text:span><text:span text:style-name="T68">&lt;statement_block&gt; </text:span><text:span text:style-name="T69">}</text:span><text:span text:style-name="T66"> </text:span><text:span text:style-name="T69">else {</text:span><text:span text:style-name="T68"> &lt;statement_block&gt; </text:span><text:span text:style-name="T69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8">while </text:span><text:span text:style-name="T59">&lt;condition&gt; </text:span><text:span text:style-name="T60">{</text:span><text:span text:style-name="T59"> &lt;statement_block&gt; </text:span><text:span text:style-name="T60">}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binary_arith_op&gt; &lt;fragment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(</text:span><text:span text:style-name="T45"> &lt;expression&gt; </text:span><text:span text:style-name="T46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70">identifier </text:span><text:span text:style-name="T64">(</text:span><text:span text:style-name="T63"> &lt;arg_list&gt; </text:span><text:span text:style-name="T64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fragment&gt;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-</text:span><text:span text:style-name="T63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~<text:span text:style-name="T3"> &lt;condition&gt;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<text:span text:style-name="T44">(</text:span><text:span text:style-name="T45"> &lt;condition&gt; </text:span><text:span text:style-name="T46">)</text:span>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&lt;expression&gt; &lt;comp_op&gt; &lt;expression&gt;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<text:span text:style-name="T71">&lt;condition&gt; </text:span><text:span text:style-name="T46">||</text:span><text:span text:style-name="T45"> &lt;condition&gt;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<text:span text:style-name="T71">&lt;condition&gt; </text:span><text:span text:style-name="T46">&amp;&amp;</text:span><text:span text:style-name="T45"> &lt;condition&gt;</text:span>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71">identifier </text:span><text:span text:style-name="T46">,</text:span><text:span text:style-name="T45"> &lt;nemp_arg_list&gt;</text:span></text:p>
          </table:table-cell>
        </table:table-row>
      </table:table>
      <table:table table:name="remove void in &lt;type&gt;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44">return (</text:span><text:span text:style-name="T45"> &lt;expression&gt; </text:span><text:span text:style-name="T46">) ;</text:span></text:p>
            <text:p><text:span text:style-name="T47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58">void</text:span><text:span text:style-name="T59"> identifier </text:span><text:span text:style-name="T60">( </text:span><text:span text:style-name="T59">&lt;parameter_list&gt; </text:span><text:span text:style-name="T60">)</text:span></text:p>
            <text:p><text:span text:style-name="T47">{</text:span></text:p>
            <text:p><text:span text:style-name="T43">&lt;decl_list&gt;</text:span></text:p>
            <text:p><text:span text:style-name="T43">&lt;statement_block&gt;</text:span></text:p>
            <text:p><text:span text:style-name="T44">return (</text:span><text:span text:style-name="T45">  </text:span><text:span text:style-name="T46">) ;</text:span></text:p>
            <text:p><text:span text:style-name="T47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1">identifier </text:span><text:span text:style-name="T60">:</text:span><text:span text:style-name="T59"> &lt;type&gt; </text:span><text:span text:style-name="T60">,</text:span><text:span text:style-name="T59"> &lt;nemp_parameter_list&gt;</text:span>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(</text:span><text:span text:style-name="T3"> &lt;arg_list&gt; </text:span><text:span text:style-name="T2">)</text:span><text:span text:style-name="T3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{</text:span><text:span text:style-name="T63"> &lt;statement_block&gt; </text:span><text:span text:style-name="T64">}</text:span><text:span text:style-name="T63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5">if</text:span><text:span text:style-name="T66"> &lt;condition&gt; </text:span><text:span text:style-name="T67">{ </text:span><text:span text:style-name="T68">&lt;statement_block&gt; </text:span><text:span text:style-name="T69">}</text:span><text:span text:style-name="T66"> </text:span><text:span text:style-name="T69">else {</text:span><text:span text:style-name="T68"> &lt;statement_block&gt; </text:span><text:span text:style-name="T69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8">while </text:span><text:span text:style-name="T59">&lt;condition&gt; </text:span><text:span text:style-name="T60">{</text:span><text:span text:style-name="T59"> &lt;statement_block&gt; </text:span><text:span text:style-name="T60">}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binary_arith_op&gt; &lt;fragment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(</text:span><text:span text:style-name="T45"> &lt;expression&gt; </text:span><text:span text:style-name="T46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70">identifier </text:span><text:span text:style-name="T64">(</text:span><text:span text:style-name="T63"> &lt;arg_list&gt; </text:span><text:span text:style-name="T64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fragment&gt;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-</text:span><text:span text:style-name="T63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~<text:span text:style-name="T3"> &lt;condition&gt;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<text:span text:style-name="T44">(</text:span><text:span text:style-name="T45"> &lt;condition&gt; </text:span><text:span text:style-name="T46">)</text:span>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&lt;expression&gt; &lt;comp_op&gt; &lt;expression&gt;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<text:span text:style-name="T71">&lt;condition&gt; </text:span><text:span text:style-name="T46">||</text:span><text:span text:style-name="T45"> &lt;condition&gt;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<text:span text:style-name="T71">&lt;condition&gt; </text:span><text:span text:style-name="T46">&amp;&amp;</text:span><text:span text:style-name="T45"> &lt;condition&gt;</text:span>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71">identifier </text:span><text:span text:style-name="T46">,</text:span><text:span text:style-name="T45"> &lt;nemp_arg_list&gt;</text:span></text:p>
          </table:table-cell>
        </table:table-row>
      </table:table>
      <table:table table:name="remove some left rec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44">return (</text:span><text:span text:style-name="T45"> &lt;expression&gt; </text:span><text:span text:style-name="T46">) ;</text:span></text:p>
            <text:p><text:span text:style-name="T47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58">void</text:span><text:span text:style-name="T59"> identifier </text:span><text:span text:style-name="T60">( </text:span><text:span text:style-name="T59">&lt;parameter_list&gt; </text:span><text:span text:style-name="T60">)</text:span></text:p>
            <text:p><text:span text:style-name="T47">{</text:span></text:p>
            <text:p><text:span text:style-name="T43">&lt;decl_list&gt;</text:span></text:p>
            <text:p><text:span text:style-name="T43">&lt;statement_block&gt;</text:span></text:p>
            <text:p><text:span text:style-name="T44">return (</text:span><text:span text:style-name="T45">  </text:span><text:span text:style-name="T46">) ;</text:span></text:p>
            <text:p><text:span text:style-name="T47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71"> </text:span><text:span text:style-name="T46">,</text:span><text:span text:style-name="T45"> &lt;nemp_parameter_list&gt;</text:span>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(</text:span><text:span text:style-name="T3"> &lt;arg_list&gt; </text:span><text:span text:style-name="T2">)</text:span><text:span text:style-name="T3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{</text:span><text:span text:style-name="T63"> &lt;statement_block&gt; </text:span><text:span text:style-name="T64">}</text:span><text:span text:style-name="T63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5">if</text:span><text:span text:style-name="T66"> &lt;condition&gt; </text:span><text:span text:style-name="T67">{ </text:span><text:span text:style-name="T68">&lt;statement_block&gt; </text:span><text:span text:style-name="T69">}</text:span><text:span text:style-name="T66"> </text:span><text:span text:style-name="T69">else {</text:span><text:span text:style-name="T68"> &lt;statement_block&gt; </text:span><text:span text:style-name="T69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8">while </text:span><text:span text:style-name="T59">&lt;condition&gt; </text:span><text:span text:style-name="T60">{</text:span><text:span text:style-name="T59"> &lt;statement_block&gt; </text:span><text:span text:style-name="T60">}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(</text:span><text:span text:style-name="T45"> &lt;expression&gt; </text:span><text:span text:style-name="T46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70">identifier </text:span><text:span text:style-name="T64">(</text:span><text:span text:style-name="T63"> &lt;arg_list&gt; </text:span><text:span text:style-name="T64">)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binary_arith_op&gt; &lt;fragmen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-</text:span><text:span text:style-name="T63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~<text:span text:style-name="T3"> &lt;condition&gt;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<text:span text:style-name="T44">(</text:span><text:span text:style-name="T45"> &lt;condition&gt; </text:span><text:span text:style-name="T46">)</text:span>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&lt;expression&gt; &lt;comp_op&gt; &lt;expression&gt;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&lt;condit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<text:span text:style-name="T62">||</text:span><text:span text:style-name="T63"> &lt;condition&gt;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<text:span text:style-name="T62">&amp;&amp;</text:span><text:span text:style-name="T63"> &lt;condition&gt;</text:span>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71"> </text:span><text:span text:style-name="T46">,</text:span><text:span text:style-name="T45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34" office:value-type="string" calcext:value-type="string">
            <text:p>ɛ</text:p>
          </table:table-cell>
        </table:table-row>
      </table:table>
      <table:table table:name="no left rec in condition" table:style-name="ta1">
        <table:table-column table:style-name="co1" table:default-cell-style-name="ce31"/>
        <table:table-column table:style-name="co2" table:default-cell-style-name="ce31"/>
        <table:table-column table:style-name="co4" table:default-cell-style-name="ce3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44">return (</text:span><text:span text:style-name="T45"> &lt;expression&gt; </text:span><text:span text:style-name="T46">) ;</text:span></text:p>
            <text:p><text:span text:style-name="T47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58">void</text:span><text:span text:style-name="T59"> identifier </text:span><text:span text:style-name="T60">( </text:span><text:span text:style-name="T59">&lt;parameter_list&gt; </text:span><text:span text:style-name="T60">)</text:span></text:p>
            <text:p><text:span text:style-name="T47">{</text:span></text:p>
            <text:p><text:span text:style-name="T43">&lt;decl_list&gt;</text:span></text:p>
            <text:p><text:span text:style-name="T43">&lt;statement_block&gt;</text:span></text:p>
            <text:p><text:span text:style-name="T44">return (</text:span><text:span text:style-name="T45">  </text:span><text:span text:style-name="T46">) ;</text:span></text:p>
            <text:p><text:span text:style-name="T47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71"> </text:span><text:span text:style-name="T46">,</text:span><text:span text:style-name="T45"> &lt;nemp_parameter_list&gt;</text:span>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(</text:span><text:span text:style-name="T3"> &lt;arg_list&gt; </text:span><text:span text:style-name="T2">)</text:span><text:span text:style-name="T3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{</text:span><text:span text:style-name="T63"> &lt;statement_block&gt; </text:span><text:span text:style-name="T64">}</text:span><text:span text:style-name="T63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5">if</text:span><text:span text:style-name="T66"> &lt;condition&gt; </text:span><text:span text:style-name="T67">{ </text:span><text:span text:style-name="T68">&lt;statement_block&gt; </text:span><text:span text:style-name="T69">}</text:span><text:span text:style-name="T66"> </text:span><text:span text:style-name="T69">else {</text:span><text:span text:style-name="T68"> &lt;statement_block&gt; </text:span><text:span text:style-name="T69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8">while </text:span><text:span text:style-name="T59">&lt;condition&gt; </text:span><text:span text:style-name="T60">{</text:span><text:span text:style-name="T59"> &lt;statement_block&gt; </text:span><text:span text:style-name="T60">}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44">(</text:span><text:span text:style-name="T45"> &lt;expression&gt; </text:span><text:span text:style-name="T46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70">identifier </text:span><text:span text:style-name="T64">(</text:span><text:span text:style-name="T63"> &lt;arg_list&gt; </text:span><text:span text:style-name="T64">)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binary_arith_op&gt; &lt;fragmen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-</text:span><text:span text:style-name="T63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~<text:span text:style-name="T3"> &lt;condition&gt; &lt;condition2&gt;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<text:span text:style-name="T62">(</text:span><text:span text:style-name="T63"> &lt;condition&gt; </text:span><text:span text:style-name="T64">)</text:span><text:span text:style-name="T63"> &lt;condition2&gt;</text:span>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&lt;expression&gt;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||</text:span> &lt;conditio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">&amp;&amp;</text:span> &lt;condition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62">,</text:span><text:span text:style-name="T63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34" office:value-type="string" calcext:value-type="string">
            <text:p>ɛ</text:p>
          </table:table-cell>
        </table:table-row>
      </table:table>
      <table:table table:name="modify fragment + add &lt;cond_op&gt;" table:style-name="ta1">
        <table:table-column table:style-name="co1" table:default-cell-style-name="ce31"/>
        <table:table-column table:style-name="co2" table:default-cell-style-name="ce31"/>
        <table:table-column table:style-name="co4" table:default-cell-style-name="ce3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44">return (</text:span><text:span text:style-name="T45"> &lt;expression&gt; </text:span><text:span text:style-name="T46">) ;</text:span></text:p>
            <text:p><text:span text:style-name="T47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58">void</text:span><text:span text:style-name="T59"> identifier </text:span><text:span text:style-name="T60">( </text:span><text:span text:style-name="T59">&lt;parameter_list&gt; </text:span><text:span text:style-name="T60">)</text:span></text:p>
            <text:p><text:span text:style-name="T47">{</text:span></text:p>
            <text:p><text:span text:style-name="T43">&lt;decl_list&gt;</text:span></text:p>
            <text:p><text:span text:style-name="T43">&lt;statement_block&gt;</text:span></text:p>
            <text:p><text:span text:style-name="T44">return (</text:span><text:span text:style-name="T45">  </text:span><text:span text:style-name="T46">) ;</text:span></text:p>
            <text:p><text:span text:style-name="T47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71"> </text:span><text:span text:style-name="T46">,</text:span><text:span text:style-name="T45"> &lt;nemp_parameter_list&gt;</text:span>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(</text:span><text:span text:style-name="T3"> &lt;arg_list&gt; </text:span><text:span text:style-name="T2">)</text:span><text:span text:style-name="T3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{</text:span><text:span text:style-name="T63"> &lt;statement_block&gt; </text:span><text:span text:style-name="T64">}</text:span><text:span text:style-name="T63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5">if</text:span><text:span text:style-name="T66"> &lt;condition&gt; </text:span><text:span text:style-name="T67">{ </text:span><text:span text:style-name="T68">&lt;statement_block&gt; </text:span><text:span text:style-name="T69">}</text:span><text:span text:style-name="T66"> </text:span><text:span text:style-name="T69">else {</text:span><text:span text:style-name="T68"> &lt;statement_block&gt; </text:span><text:span text:style-name="T69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8">while </text:span><text:span text:style-name="T59">&lt;condition&gt; </text:span><text:span text:style-name="T60">{</text:span><text:span text:style-name="T59"> &lt;statement_block&gt; </text:span><text:span text:style-name="T60">}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(</text:span><text:span text:style-name="T63"> &lt;expression&gt; </text:span><text:span text:style-name="T64">)</text:span><text:span text:style-name="T63"> &lt;expression2&gt;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/>&lt;binary_arith_op&gt; &lt;expression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frag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-</text:span><text:span text:style-name="T63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&lt;fragment2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<text:span text:style-name="T44">(</text:span><text:span text:style-name="T45"> &lt;arg_list&gt; </text:span><text:span text:style-name="T46">)</text:span>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~<text:span text:style-name="T3"> &lt;condition&gt; &lt;condition2&gt;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<text:span text:style-name="T62">(</text:span><text:span text:style-name="T63"> &lt;condition&gt; </text:span><text:span text:style-name="T64">)</text:span><text:span text:style-name="T63"> &lt;condition2&gt;</text:span>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&lt;expression&gt;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">&lt;cond_op&gt;</text:span> &lt;condition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nd_op&gt;</text:p>
          </table:table-cell>
          <table:table-cell office:value-type="string" calcext:value-type="string">
            <text:p>::=</text:p>
          </table:table-cell>
          <table:table-cell table:style-name="ce38" office:value-type="string" calcext:value-type="string">
            <text:p>||</text:p>
          </table:table-cell>
        </table:table-row>
        <table:table-row table:style-name="ro1">
          <table:table-cell table:number-columns-repeated="2"/>
          <table:table-cell table:style-name="ce38" office:value-type="string" calcext:value-type="string">
            <text:p>&amp;&amp;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62">,</text:span><text:span text:style-name="T63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34" office:value-type="string" calcext:value-type="string">
            <text:p>ɛ</text:p>
          </table:table-cell>
        </table:table-row>
      </table:table>
      <table:table table:name="better rules sorting + statement LL(1)" table:style-name="ta1">
        <table:table-column table:style-name="co1" table:default-cell-style-name="ce31"/>
        <table:table-column table:style-name="co2" table:default-cell-style-name="ce31"/>
        <table:table-column table:style-name="co4" table:default-cell-style-name="ce3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4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44">return (</text:span><text:span text:style-name="T45"> &lt;expression&gt; </text:span><text:span text:style-name="T46">) ;</text:span></text:p>
            <text:p><text:span text:style-name="T47">}</text:span>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<text:span text:style-name="T58">void</text:span><text:span text:style-name="T59"> identifier </text:span><text:span text:style-name="T60">( </text:span><text:span text:style-name="T59">&lt;parameter_list&gt; </text:span><text:span text:style-name="T60">)</text:span></text:p>
            <text:p><text:span text:style-name="T47">{</text:span></text:p>
            <text:p><text:span text:style-name="T43">&lt;decl_list&gt;</text:span></text:p>
            <text:p><text:span text:style-name="T43">&lt;statement_block&gt;</text:span></text:p>
            <text:p><text:span text:style-name="T44">return (</text:span><text:span text:style-name="T45">  </text:span><text:span text:style-name="T46">) ;</text:span></text:p>
            <text:p><text:span text:style-name="T47">}</text:span></text:p>
          </table:table-cell>
        </table:table-row>
        <table:table-row table:style-name="ro5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62">,</text:span><text:span text:style-name="T63"> &lt;nemp_parameter_list&gt;</text:span>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table:style-name="Default" office:value-type="string" calcext:value-type="string">
            <text:p>identifier &lt;state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{</text:span><text:span text:style-name="T63"> &lt;statement_block&gt; </text:span><text:span text:style-name="T64">}</text:span><text:span text:style-name="T63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5">if</text:span><text:span text:style-name="T66"> &lt;condition&gt; </text:span><text:span text:style-name="T67">{ </text:span><text:span text:style-name="T68">&lt;statement_block&gt; </text:span><text:span text:style-name="T69">}</text:span><text:span text:style-name="T66"> </text:span><text:span text:style-name="T69">else {</text:span><text:span text:style-name="T68"> &lt;statement_block&gt; </text:span><text:span text:style-name="T69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8">while </text:span><text:span text:style-name="T59">&lt;condition&gt; </text:span><text:span text:style-name="T60">{</text:span><text:span text:style-name="T59"> &lt;statement_block&gt; </text:span><text:span text:style-name="T60">}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statement2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 = <text:span text:style-name="T3">&lt;expression&gt; </text:span><text:span text:style-name="T2">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58">(</text:span><text:span text:style-name="T59"> &lt;arg_list&gt; </text:span><text:span text:style-name="T60">)</text:span><text:span text:style-name="T59"> </text:span><text:span text:style-name="T60">;</text:span>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62">,</text:span><text:span text:style-name="T63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(</text:span><text:span text:style-name="T63"> &lt;expression&gt; </text:span><text:span text:style-name="T64">)</text:span><text:span text:style-name="T63"> &lt;expression2&gt;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/>&lt;binary_arith_op&gt; &lt;expression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frag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-</text:span><text:span text:style-name="T63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&lt;fragment2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<text:span text:style-name="T44">(</text:span><text:span text:style-name="T45"> &lt;arg_list&gt; </text:span><text:span text:style-name="T46">)</text:span>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~<text:span text:style-name="T3"> &lt;condition&gt; &lt;condition2&gt;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<text:span text:style-name="T62">(</text:span><text:span text:style-name="T63"> &lt;condition&gt; </text:span><text:span text:style-name="T64">)</text:span><text:span text:style-name="T63"> &lt;condition2&gt;</text:span>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&lt;expression&gt;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">&lt;cond_op&gt;</text:span> &lt;condition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cond_op&gt;</text:p>
          </table:table-cell>
          <table:table-cell office:value-type="string" calcext:value-type="string">
            <text:p>::=</text:p>
          </table:table-cell>
          <table:table-cell table:style-name="ce38" office:value-type="string" calcext:value-type="string">
            <text:p>||</text:p>
          </table:table-cell>
        </table:table-row>
        <table:table-row table:style-name="ro1">
          <table:table-cell table:number-columns-repeated="2"/>
          <table:table-cell table:style-name="ce38" office:value-type="string" calcext:value-type="string">
            <text:p>&amp;&amp;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&gt;=</text:p>
          </table:table-cell>
        </table:table-row>
      </table:table>
      <table:table table:name="condition LL(1)" table:style-name="ta1">
        <table:table-column table:style-name="co5" table:default-cell-style-name="ce31"/>
        <table:table-column table:style-name="co2" table:default-cell-style-name="ce31"/>
        <table:table-column table:style-name="co4" table:default-cell-style-name="ce3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4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44">return (</text:span><text:span text:style-name="T45"> &lt;expression&gt; </text:span><text:span text:style-name="T46">) ;</text:span></text:p>
            <text:p><text:span text:style-name="T47">}</text:span>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<text:span text:style-name="T58">void</text:span><text:span text:style-name="T59"> identifier </text:span><text:span text:style-name="T60">( </text:span><text:span text:style-name="T59">&lt;parameter_list&gt; </text:span><text:span text:style-name="T60">)</text:span></text:p>
            <text:p><text:span text:style-name="T47">{</text:span></text:p>
            <text:p><text:span text:style-name="T43">&lt;decl_list&gt;</text:span></text:p>
            <text:p><text:span text:style-name="T43">&lt;statement_block&gt;</text:span></text:p>
            <text:p><text:span text:style-name="T44">return (</text:span><text:span text:style-name="T45">  </text:span><text:span text:style-name="T46">) ;</text:span></text:p>
            <text:p><text:span text:style-name="T47">}</text:span></text:p>
          </table:table-cell>
        </table:table-row>
        <table:table-row table:style-name="ro5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62">,</text:span><text:span text:style-name="T63"> &lt;nemp_parameter_list&gt;</text:span>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table:style-name="Default" office:value-type="string" calcext:value-type="string">
            <text:p>identifier &lt;state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{</text:span><text:span text:style-name="T63"> &lt;statement_block&gt; </text:span><text:span text:style-name="T64">}</text:span><text:span text:style-name="T63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5">if</text:span><text:span text:style-name="T66"> &lt;condition&gt; </text:span><text:span text:style-name="T67">{ </text:span><text:span text:style-name="T68">&lt;statement_block&gt; </text:span><text:span text:style-name="T69">}</text:span><text:span text:style-name="T66"> </text:span><text:span text:style-name="T69">else {</text:span><text:span text:style-name="T68"> &lt;statement_block&gt; </text:span><text:span text:style-name="T69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8">while </text:span><text:span text:style-name="T59">&lt;condition&gt; </text:span><text:span text:style-name="T60">{</text:span><text:span text:style-name="T59"> &lt;statement_block&gt; </text:span><text:span text:style-name="T60">}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statement2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 = <text:span text:style-name="T3">&lt;expression&gt; </text:span><text:span text:style-name="T2">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58">(</text:span><text:span text:style-name="T59"> &lt;arg_list&gt; </text:span><text:span text:style-name="T60">)</text:span><text:span text:style-name="T59"> </text:span><text:span text:style-name="T60">;</text:span></text:p>
          </table:table-cell>
        </table:table-row>
        <table:table-row table:style-name="ro1">
          <table:table-cell table:style-name="Default"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62">,</text:span><text:span text:style-name="T63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62">(</text:span><text:span text:style-name="T63"> &lt;expression&gt; </text:span><text:span text:style-name="T64">)</text:span><text:span text:style-name="T63"> &lt;expression2&gt;</text:span>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&lt;expression_not_nested&gt;</text:p>
          </table:table-cell>
        </table:table-row>
        <table:table-row table:style-name="ro1">
          <table:table-cell table:style-name="Default" office:value-type="string" calcext:value-type="string">
            <text:p>&lt;expression_not_nested&gt;</text:p>
          </table:table-cell>
          <table:table-cell table:style-name="Default"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/>&lt;binary_arith_op&gt; &lt;expression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frag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-</text:span><text:span text:style-name="T63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&lt;fragment2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<text:span text:style-name="T44">(</text:span><text:span text:style-name="T45"> &lt;arg_list&gt; </text:span><text:span text:style-name="T46">)</text:span>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~<text:span text:style-name="T3"> &lt;condition&gt; &lt;condition2&gt;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<text:span text:style-name="T62">(</text:span><text:span text:style-name="T63"> &lt;condition_nested&gt;</text:span>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&lt;expression_not_nested&gt; &lt;comp_op&gt; &lt;expression&gt; &lt;condition2&gt;</text:p>
          </table:table-cell>
        </table:table-row>
        <table:table-row table:style-name="ro1">
          <table:table-cell table:style-name="Default" office:value-type="string" calcext:value-type="string">
            <text:p>&lt;condition_nested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71">&lt;condition&gt; </text:span><text:span text:style-name="T46">)</text:span><text:span text:style-name="T45"> &lt;condition2&gt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&lt;expression&gt; <text:span text:style-name="T2">)</text:span>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">&lt;cond_op&gt;</text:span> &lt;condition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cond_op&gt;</text:p>
          </table:table-cell>
          <table:table-cell office:value-type="string" calcext:value-type="string">
            <text:p>::=</text:p>
          </table:table-cell>
          <table:table-cell table:style-name="ce38" office:value-type="string" calcext:value-type="string">
            <text:p>||</text:p>
          </table:table-cell>
        </table:table-row>
        <table:table-row table:style-name="ro1">
          <table:table-cell table:number-columns-repeated="2"/>
          <table:table-cell table:style-name="ce38" office:value-type="string" calcext:value-type="string">
            <text:p>&amp;&amp;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&gt;=</text:p>
          </table:table-cell>
        </table:table-row>
      </table:table>
      <table:table table:name="final" table:style-name="ta1">
        <table:table-column table:style-name="co5" table:default-cell-style-name="ce31"/>
        <table:table-column table:style-name="co2" table:default-cell-style-name="ce31"/>
        <table:table-column table:style-name="co4" table:default-cell-style-name="ce3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4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44">return (</text:span><text:span text:style-name="T45"> &lt;expression&gt; </text:span><text:span text:style-name="T46">) ;</text:span></text:p>
            <text:p><text:span text:style-name="T47">}</text:span>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<text:span text:style-name="T58">void</text:span><text:span text:style-name="T59"> identifier </text:span><text:span text:style-name="T60">( </text:span><text:span text:style-name="T59">&lt;parameter_list&gt; </text:span><text:span text:style-name="T60">)</text:span></text:p>
            <text:p><text:span text:style-name="T47">{</text:span></text:p>
            <text:p><text:span text:style-name="T43">&lt;decl_list&gt;</text:span></text:p>
            <text:p><text:span text:style-name="T43">&lt;statement_block&gt;</text:span></text:p>
            <text:p><text:span text:style-name="T44">return (</text:span><text:span text:style-name="T45">  </text:span><text:span text:style-name="T46">) ;</text:span></text:p>
            <text:p><text:span text:style-name="T47">}</text:span></text:p>
          </table:table-cell>
        </table:table-row>
        <table:table-row table:style-name="ro5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62">,</text:span><text:span text:style-name="T63"> &lt;nemp_parameter_list&gt;</text:span>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table:style-name="Default" office:value-type="string" calcext:value-type="string">
            <text:p>identifier &lt;state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{</text:span><text:span text:style-name="T63"> &lt;statement_block&gt; </text:span><text:span text:style-name="T64">}</text:span><text:span text:style-name="T63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5">if</text:span><text:span text:style-name="T66"> &lt;condition&gt; </text:span><text:span text:style-name="T67">{ </text:span><text:span text:style-name="T68">&lt;statement_block&gt; </text:span><text:span text:style-name="T69">}</text:span><text:span text:style-name="T66"> </text:span><text:span text:style-name="T69">else {</text:span><text:span text:style-name="T68"> &lt;statement_block&gt; </text:span><text:span text:style-name="T69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8">while </text:span><text:span text:style-name="T59">&lt;condition&gt; </text:span><text:span text:style-name="T60">{</text:span><text:span text:style-name="T59"> &lt;statement_block&gt; </text:span><text:span text:style-name="T60">}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statement2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 = <text:span text:style-name="T3">&lt;expression&gt; </text:span><text:span text:style-name="T2">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58">(</text:span><text:span text:style-name="T59"> &lt;arg_list&gt; </text:span><text:span text:style-name="T60">)</text:span><text:span text:style-name="T59"> </text:span><text:span text:style-name="T60">;</text:span></text:p>
          </table:table-cell>
        </table:table-row>
        <table:table-row table:style-name="ro1">
          <table:table-cell table:style-name="Default"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62">,</text:span><text:span text:style-name="T63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62">(</text:span><text:span text:style-name="T63"> &lt;expression&gt; </text:span><text:span text:style-name="T64">)</text:span><text:span text:style-name="T63"> &lt;expression2&gt;</text:span>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&lt;expression_not_nested&gt;</text:p>
          </table:table-cell>
        </table:table-row>
        <table:table-row table:style-name="ro1">
          <table:table-cell table:style-name="Default" office:value-type="string" calcext:value-type="string">
            <text:p>&lt;expression_not_nested&gt;</text:p>
          </table:table-cell>
          <table:table-cell table:style-name="Default"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/>&lt;binary_arith_op&gt; &lt;expression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frag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-</text:span><text:span text:style-name="T63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&lt;fragment2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<text:span text:style-name="T44">(</text:span><text:span text:style-name="T45"> &lt;arg_list&gt; </text:span><text:span text:style-name="T46">)</text:span>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~<text:span text:style-name="T3"> &lt;condition&gt; &lt;condition2&gt;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<text:span text:style-name="T62">(</text:span><text:span text:style-name="T63"> &lt;condition_nested&gt;</text:span>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&lt;expression_not_nested&gt; &lt;comp_op&gt; &lt;expression&gt; &lt;condition2&gt;</text:p>
          </table:table-cell>
        </table:table-row>
        <table:table-row table:style-name="ro1">
          <table:table-cell table:style-name="Default" office:value-type="string" calcext:value-type="string">
            <text:p>&lt;condition_nested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71">&lt;condition&gt; </text:span><text:span text:style-name="T46">)</text:span><text:span text:style-name="T45"> &lt;condition2&gt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&lt;expression&gt; <text:span text:style-name="T2">)</text:span>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">&lt;cond_op&gt;</text:span> &lt;condition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cond_op&gt;</text:p>
          </table:table-cell>
          <table:table-cell office:value-type="string" calcext:value-type="string">
            <text:p>::=</text:p>
          </table:table-cell>
          <table:table-cell table:style-name="ce38" office:value-type="string" calcext:value-type="string">
            <text:p>||</text:p>
          </table:table-cell>
        </table:table-row>
        <table:table-row table:style-name="ro1">
          <table:table-cell table:number-columns-repeated="2"/>
          <table:table-cell table:style-name="ce38" office:value-type="string" calcext:value-type="string">
            <text:p>&amp;&amp;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&gt;=</text:p>
          </table:table-cell>
        </table:table-row>
      </table:table>
      <table:table table:name="FIRST - FOLLOW - LOOKAHEAD" table:style-name="ta1">
        <table:table-column table:style-name="co6" table:default-cell-style-name="ce39"/>
        <table:table-column table:style-name="co2" table:number-columns-repeated="1023" table:default-cell-style-name="ce39"/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FOLLOW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&lt;program&gt;</text:p>
          </table:table-cell>
          <table:table-cell office:value-type="string" calcext:value-type="string">
            <text:p>&lt;decl_list&gt; + &lt;function_list&gt; + &lt;main&gt;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&lt;decl_list&gt;</text:p>
          </table:table-cell>
          <table:table-cell office:value-type="string" calcext:value-type="string">
            <text:p><text:span text:style-name="T72">&lt;decl</text:span><text:span text:style-name="T73">&gt; + </text:span><text:span text:style-name="T74">ɛ</text:span>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&lt;decl&gt;</text:p>
          </table:table-cell>
          <table:table-cell office:value-type="string" calcext:value-type="string">
            <text:p><text:span text:style-name="T2">var</text:span> – <text:span text:style-name="T2">const</text:span>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&lt;var_decl&gt;</text:p>
          </table:table-cell>
          <table:table-cell table:style-name="ce41" office:value-type="string" calcext:value-type="string">
            <text:p>var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&lt;const_decl&gt;</text:p>
          </table:table-cell>
          <table:table-cell table:style-name="ce41" office:value-type="string" calcext:value-type="string">
            <text:p>const</text:p>
          </table:table-cell>
          <table:table-cell table:number-columns-repeated="3"/>
          <table:table-cell table:style-name="ce43" office:value-type="string" calcext:value-type="string">
            <text:p><text:span text:style-name="T79">ɛ</text:span>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&lt;function_list&gt;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&lt;function&gt;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&lt;main&gt;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&lt;parameter_list&gt;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&lt;nemp_parameter_list&gt;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&lt;nemp_parameter_list2&gt;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&lt;statement_block&gt;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&lt;statement&gt;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&lt;statement2&gt;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&lt;arg_list&gt;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&lt;nemp_arg_list&gt;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&lt;nemp_arg_list2&gt;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&lt;expression&gt;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&lt;expression2&gt;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&lt;fragment&gt;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&lt;fragment2&gt;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&lt;condition&gt;</text:p>
          </table:table-cell>
          <table:table-cell office:value-type="string" calcext:value-type="string">
            <text:p>~, (, &lt;expression&gt;, 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&lt;condition2&gt;</text:p>
          </table:table-cell>
          <table:table-cell table:style-name="ce42" office:value-type="string" calcext:value-type="string">
            <text:p><text:span text:style-name="T75">||</text:span><text:span text:style-name="T76">, </text:span><text:span text:style-name="T77">&amp;&amp;, </text:span><text:span text:style-name="T78">ɛ</text:span>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&lt;type&gt;</text:p>
          </table:table-cell>
          <table:table-cell office:value-type="string" calcext:value-type="string">
            <text:p><text:span text:style-name="T2">integer</text:span>, <text:span text:style-name="T2">boolean</text:span>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&lt;binary_arith_op&gt;</text:p>
          </table:table-cell>
          <table:table-cell office:value-type="string" calcext:value-type="string">
            <text:p> <text:span text:style-name="T2">+</text:span><text:span text:style-name="T3">,</text:span> <text:span text:style-name="T2">-</text:span>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&lt;cond_op&gt;</text:p>
          </table:table-cell>
          <table:table-cell office:value-type="string" calcext:value-type="string">
            <text:p><text:span text:style-name="T2">||</text:span><text:span text:style-name="T3">,</text:span> <text:span text:style-name="T2">&amp;&amp;</text:span>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&lt;comp_op&gt;</text:p>
          </table:table-cell>
          <table:table-cell office:value-type="string" calcext:value-type="string">
            <text:p> <text:span text:style-name="T52">==</text:span><text:span text:style-name="T3">,</text:span> <text:span text:style-name="T48">!=</text:span><text:span text:style-name="T3">,</text:span> <text:span text:style-name="T52">&lt;</text:span><text:span text:style-name="T3">,</text:span> ≤<text:span text:style-name="T3">,</text:span> <text:span text:style-name="T2">&gt;</text:span><text:span text:style-name="T3">,</text:span> <text:span text:style-name="T2">&gt;= </text:span>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1" table:style-name="ta1">
        <table:table-column table:style-name="co5" table:default-cell-style-name="ce31"/>
        <table:table-column table:style-name="co2" table:default-cell-style-name="ce31"/>
        <table:table-column table:style-name="co4" table:default-cell-style-name="ce3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4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44">return (</text:span><text:span text:style-name="T45"> &lt;expression&gt; </text:span><text:span text:style-name="T46">) ;</text:span></text:p>
            <text:p><text:span text:style-name="T47">}</text:span>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<text:span text:style-name="T58">void</text:span><text:span text:style-name="T59"> identifier </text:span><text:span text:style-name="T60">( </text:span><text:span text:style-name="T59">&lt;parameter_list&gt; </text:span><text:span text:style-name="T60">)</text:span></text:p>
            <text:p><text:span text:style-name="T47">{</text:span></text:p>
            <text:p><text:span text:style-name="T43">&lt;decl_list&gt;</text:span></text:p>
            <text:p><text:span text:style-name="T43">&lt;statement_block&gt;</text:span></text:p>
            <text:p><text:span text:style-name="T44">return (</text:span><text:span text:style-name="T45">  </text:span><text:span text:style-name="T46">) ;</text:span></text:p>
            <text:p><text:span text:style-name="T47">}</text:span></text:p>
          </table:table-cell>
        </table:table-row>
        <table:table-row table:style-name="ro5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62">,</text:span><text:span text:style-name="T63"> &lt;nemp_parameter_list&gt;</text:span>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table:style-name="Default" office:value-type="string" calcext:value-type="string">
            <text:p>identifier &lt;state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{</text:span><text:span text:style-name="T63"> &lt;statement_block&gt; </text:span><text:span text:style-name="T64">}</text:span><text:span text:style-name="T63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5">if</text:span><text:span text:style-name="T66"> &lt;condition&gt; </text:span><text:span text:style-name="T67">{ </text:span><text:span text:style-name="T68">&lt;statement_block&gt; </text:span><text:span text:style-name="T69">}</text:span><text:span text:style-name="T66"> </text:span><text:span text:style-name="T69">else {</text:span><text:span text:style-name="T68"> &lt;statement_block&gt; </text:span><text:span text:style-name="T69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8">while </text:span><text:span text:style-name="T59">&lt;condition&gt; </text:span><text:span text:style-name="T60">{</text:span><text:span text:style-name="T59"> &lt;statement_block&gt; </text:span><text:span text:style-name="T60">}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statement2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 = <text:span text:style-name="T3">&lt;expression&gt; </text:span><text:span text:style-name="T2">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58">(</text:span><text:span text:style-name="T59"> &lt;arg_list&gt; </text:span><text:span text:style-name="T60">)</text:span><text:span text:style-name="T59"> </text:span><text:span text:style-name="T60">;</text:span></text:p>
          </table:table-cell>
        </table:table-row>
        <table:table-row table:style-name="ro1">
          <table:table-cell table:style-name="Default"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62">,</text:span><text:span text:style-name="T63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62">(</text:span><text:span text:style-name="T63"> &lt;expression&gt; </text:span><text:span text:style-name="T64">)</text:span><text:span text:style-name="T63"> &lt;expression2&gt;</text:span>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&lt;expression_not_nested&gt;</text:p>
          </table:table-cell>
        </table:table-row>
        <table:table-row table:style-name="ro1">
          <table:table-cell table:style-name="Default" office:value-type="string" calcext:value-type="string">
            <text:p>&lt;expression_not_nested&gt;</text:p>
          </table:table-cell>
          <table:table-cell table:style-name="Default"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/>&lt;binary_arith_op&gt; &lt;expression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frag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62">-</text:span><text:span text:style-name="T63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&lt;fragment2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<text:span text:style-name="T44">(</text:span><text:span text:style-name="T45"> &lt;arg_list&gt; </text:span><text:span text:style-name="T46">)</text:span>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~<text:span text:style-name="T3"> &lt;condition&gt; &lt;condition2&gt;</text:span>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<text:span text:style-name="T62">(</text:span><text:span text:style-name="T63"> &lt;condition_nested&gt;</text:span>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&lt;expression_not_nested&gt; &lt;comp_op&gt; &lt;expression&gt; &lt;condition2&gt;</text:p>
          </table:table-cell>
        </table:table-row>
        <table:table-row table:style-name="ro1">
          <table:table-cell table:style-name="Default" office:value-type="string" calcext:value-type="string">
            <text:p>&lt;condition_nested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71">&lt;condition&gt; </text:span><text:span text:style-name="T46">)</text:span><text:span text:style-name="T45"> &lt;condition2&gt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&lt;expression&gt; <text:span text:style-name="T2">)</text:span> &lt;comp_op&gt; &lt;expression&gt; &lt;condition2&gt;</text:p>
          </table:table-cell>
        </table:table-row>
        <table:table-row table:style-name="ro1" table:number-rows-repeated="10">
          <table:table-cell table:style-name="Default" table:number-columns-repeated="3"/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">&lt;cond_op&gt;</text:span> &lt;condition&gt;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ɛ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3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3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cond_op&gt;</text:p>
          </table:table-cell>
          <table:table-cell office:value-type="string" calcext:value-type="string">
            <text:p>::=</text:p>
          </table:table-cell>
          <table:table-cell table:style-name="ce38" office:value-type="string" calcext:value-type="string">
            <text:p>||</text:p>
          </table:table-cell>
        </table:table-row>
        <table:table-row table:style-name="ro1">
          <table:table-cell table:number-columns-repeated="2"/>
          <table:table-cell table:style-name="ce38" office:value-type="string" calcext:value-type="string">
            <text:p>&amp;&amp;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&gt;=</text:p>
          </table:table-cell>
        </table:table-row>
      </table:table>
      <table:table table:name="Sheet12" table:style-name="ta1">
        <table:table-column table:style-name="co7" table:default-cell-style-name="ce44"/>
        <table:table-column table:style-name="co2" table:number-columns-repeated="31" table:default-cell-style-name="ce44"/>
        <table:table-row table:style-name="ro1">
          <table:table-cell office:value-type="string" calcext:value-type="string">
            <text:p>Rules \ Token</text:p>
          </table:table-cell>
          <table:table-cell table:style-name="ce45" office:value-type="string" calcext:value-type="string">
            <text:p>var</text:p>
          </table:table-cell>
          <table:table-cell table:style-name="ce45" office:value-type="string" calcext:value-type="string">
            <text:p>number</text:p>
          </table:table-cell>
          <table:table-cell table:style-name="ce45" office:value-type="string" calcext:value-type="string">
            <text:p>identifier</text:p>
          </table:table-cell>
          <table:table-cell table:style-name="ce45" office:value-type="string" calcext:value-type="string">
            <text:p>const</text:p>
          </table:table-cell>
          <table:table-cell table:style-name="ce45" office:value-type="string" calcext:value-type="string">
            <text:p>main</text:p>
          </table:table-cell>
          <table:table-cell table:style-name="ce45" office:value-type="string" calcext:value-type="string">
            <text:p>{</text:p>
          </table:table-cell>
          <table:table-cell table:style-name="ce45" office:value-type="string" calcext:value-type="string">
            <text:p>}</text:p>
          </table:table-cell>
          <table:table-cell table:style-name="ce45" office:value-type="string" calcext:value-type="string">
            <text:p>(</text:p>
          </table:table-cell>
          <table:table-cell table:style-name="ce45" office:value-type="string" calcext:value-type="string">
            <text:p>)</text:p>
          </table:table-cell>
          <table:table-cell table:style-name="ce45" office:value-type="string" calcext:value-type="string">
            <text:p>;</text:p>
          </table:table-cell>
          <table:table-cell table:style-name="ce45" office:value-type="string" calcext:value-type="string">
            <text:p>:</text:p>
          </table:table-cell>
          <table:table-cell table:style-name="ce45" office:value-type="string" calcext:value-type="string">
            <text:p>,</text:p>
          </table:table-cell>
          <table:table-cell table:style-name="ce45" office:value-type="string" calcext:value-type="string">
            <text:p>||</text:p>
          </table:table-cell>
          <table:table-cell table:style-name="ce45" office:value-type="string" calcext:value-type="string">
            <text:p>&amp;&amp;</text:p>
          </table:table-cell>
          <table:table-cell table:style-name="ce45" office:value-type="string" calcext:value-type="string">
            <text:p><text:s/>==</text:p>
          </table:table-cell>
          <table:table-cell table:style-name="ce45" office:value-type="string" calcext:value-type="string">
            <text:p><text:s/>=</text:p>
          </table:table-cell>
          <table:table-cell table:style-name="ce45" office:value-type="string" calcext:value-type="string">
            <text:p>!=</text:p>
          </table:table-cell>
          <table:table-cell table:style-name="ce45" office:value-type="string" calcext:value-type="string">
            <text:p>&lt;</text:p>
          </table:table-cell>
          <table:table-cell table:style-name="ce45" office:value-type="string" calcext:value-type="string">
            <text:p>≤</text:p>
          </table:table-cell>
          <table:table-cell table:style-name="ce45" office:value-type="string" calcext:value-type="string">
            <text:p>&gt;</text:p>
          </table:table-cell>
          <table:table-cell table:style-name="ce45" office:value-type="string" calcext:value-type="string">
            <text:p>≥ </text:p>
          </table:table-cell>
          <table:table-cell table:style-name="ce45" office:value-type="string" calcext:value-type="string">
            <text:p>+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~</text:p>
          </table:table-cell>
          <table:table-cell table:style-name="ce45" office:value-type="string" calcext:value-type="string">
            <text:p>integer</text:p>
          </table:table-cell>
          <table:table-cell table:style-name="ce45" office:value-type="string" calcext:value-type="string">
            <text:p>boolean</text:p>
          </table:table-cell>
          <table:table-cell table:style-name="ce45" office:value-type="string" calcext:value-type="string">
            <text:p>void</text:p>
          </table:table-cell>
          <table:table-cell table:style-name="ce45" office:value-type="string" calcext:value-type="string">
            <text:p>if</text:p>
          </table:table-cell>
          <table:table-cell table:style-name="ce45" office:value-type="string" calcext:value-type="string">
            <text:p>while</text:p>
          </table:table-cell>
          <table:table-cell table:style-name="ce45" office:value-type="string" calcext:value-type="string">
            <text:p>skip</text:p>
          </table:table-cell>
          <table:table-cell table:style-name="ce45" office:value-type="string" calcext:value-type="string">
            <text:p>return</text:p>
          </table:table-cell>
        </table:table-row>
        <table:table-row table:style-name="ro1" table:number-rows-repeated="341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20:57:18.788232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2:23:10.961296219</meta:creation-date>
    <dc:date>2019-10-20T23:02:37.772016918</dc:date>
    <meta:editing-duration>PT7H6M39S</meta:editing-duration>
    <meta:editing-cycles>23</meta:editing-cycles>
    <meta:generator>LibreOffice/6.0.7.3$Linux_X86_64 LibreOffice_project/00m0$Build-3</meta:generator>
    <meta:document-statistic meta:table-count="12" meta:cell-count="1111" meta:object-count="0"/>
  </office:meta>
</office:document-meta>
</file>